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200b2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</text:span><text:span text:style-name="T2">cv2</text:span><text:line-break/><text:span text:style-name="T1">import </text:span><text:span text:style-name="T2">mediapipe </text:span><text:span text:style-name="T1">as </text:span><text:span text:style-name="T2">mp</text:span><text:line-break/><text:span text:style-name="T1">import </text:span><text:span text:style-name="T2">time</text:span><text:line-break/><text:line-break/><text:line-break/><text:line-break/><text:line-break/><text:line-break/><text:span text:style-name="T1">class </text:span><text:span text:style-name="T2">handDetector():</text:span><text:line-break/><text:span text:style-name="T2"> <text:s text:c="3"/></text:span><text:span text:style-name="T1">def </text:span><text:span text:style-name="T3">__init__</text:span><text:span text:style-name="T2">(</text:span><text:span text:style-name="T4">self</text:span><text:span text:style-name="T1">, </text:span><text:span text:style-name="T2">mode=</text:span><text:span text:style-name="T1">False, </text:span><text:span text:style-name="T2">maxHands=</text:span><text:span text:style-name="T5">2</text:span><text:span text:style-name="T1">, </text:span><text:span text:style-name="T2">detectionCon=</text:span><text:span text:style-name="T5">0.5</text:span><text:span text:style-name="T1">, </text:span><text:span text:style-name="T2">trackCon=</text:span><text:span text:style-name="T5">0.5</text:span><text:span text:style-name="T2">):</text:span><text:line-break/><text:span text:style-name="T2"> <text:s text:c="7"/></text:span><text:span text:style-name="T4">self</text:span><text:span text:style-name="T2">.mode = mode</text:span><text:line-break/><text:span text:style-name="T2"> <text:s text:c="7"/></text:span><text:span text:style-name="T4">self</text:span><text:span text:style-name="T2">.maxHands = maxHands</text:span><text:line-break/><text:span text:style-name="T2"> <text:s text:c="7"/></text:span><text:span text:style-name="T4">self</text:span><text:span text:style-name="T2">.detectionCon = detectionCon</text:span><text:line-break/><text:span text:style-name="T2"> <text:s text:c="7"/></text:span><text:span text:style-name="T4">self</text:span><text:span text:style-name="T2">.trackCon = trackCon</text:span><text:line-break/><text:span text:style-name="T2"> <text:s text:c="7"/></text:span><text:span text:style-name="T4">self</text:span><text:span text:style-name="T2">.mpHands = mp.solutions.hands</text:span><text:line-break/><text:span text:style-name="T2"> <text:s text:c="7"/></text:span><text:span text:style-name="T4">self</text:span><text:span text:style-name="T2">.hands = </text:span><text:span text:style-name="T4">self</text:span><text:span text:style-name="T2">.mpHands.Hands(</text:span><text:span text:style-name="T4">self</text:span><text:span text:style-name="T2">.mode</text:span><text:span text:style-name="T1">, </text:span><text:span text:style-name="T4">self</text:span><text:span text:style-name="T2">.maxHands</text:span><text:span text:style-name="T1">, </text:span><text:span text:style-name="T4">self</text:span><text:span text:style-name="T2">.detectionCon</text:span><text:span text:style-name="T1">, </text:span><text:span text:style-name="T4">self</text:span><text:span text:style-name="T2">.trackCon)</text:span><text:line-break/><text:span text:style-name="T2"> <text:s text:c="7"/></text:span><text:span text:style-name="T4">self</text:span><text:span text:style-name="T2">.mpDraw = mp.solutions.drawing_utils</text:span><text:line-break/><text:line-break/><text:span text:style-name="T2"> <text:s text:c="3"/></text:span><text:span text:style-name="T1">def </text:span><text:span text:style-name="T6">findHands</text:span><text:span text:style-name="T2">(</text:span><text:span text:style-name="T4">self</text:span><text:span text:style-name="T1">, </text:span><text:span text:style-name="T2">img</text:span><text:span text:style-name="T1">, </text:span><text:span text:style-name="T2">draw = </text:span><text:span text:style-name="T1">True</text:span><text:span text:style-name="T2">):</text:span><text:line-break/><text:span text:style-name="T2"> <text:s text:c="7"/>imgRGB = cv2.cvtColor(img</text:span><text:span text:style-name="T1">, </text:span><text:span text:style-name="T2">cv2.COLOR_BGR2RGB)</text:span><text:line-break/><text:span text:style-name="T2"> <text:s text:c="7"/></text:span><text:span text:style-name="T4">self</text:span><text:span text:style-name="T2">.results = </text:span><text:span text:style-name="T4">self</text:span><text:span text:style-name="T2">.hands.process(imgRGB)</text:span><text:line-break/><text:span text:style-name="T2"> <text:s text:c="7"/></text:span><text:span text:style-name="T7"># print(results.multi_hand_landmarks)</text:span><text:line-break/><text:span text:style-name="T7"> <text:s text:c="7"/></text:span><text:span text:style-name="T1">if </text:span><text:span text:style-name="T4">self</text:span><text:span text:style-name="T2">.results.multi_hand_landmarks:</text:span><text:line-break/><text:span text:style-name="T2"> <text:s text:c="11"/></text:span><text:span text:style-name="T1">for </text:span><text:span text:style-name="T2">handLms </text:span><text:span text:style-name="T1">in </text:span><text:span text:style-name="T4">self</text:span><text:span text:style-name="T2">.results.multi_hand_landmarks:</text:span><text:line-break/><text:span text:style-name="T2"> <text:s text:c="15"/></text:span><text:span text:style-name="T1">if </text:span><text:span text:style-name="T2">draw:</text:span><text:line-break/><text:span text:style-name="T2"> <text:s text:c="19"/></text:span><text:span text:style-name="T4">self</text:span><text:span text:style-name="T2">.mpDraw.draw_landmarks(img</text:span><text:span text:style-name="T1">, </text:span><text:span text:style-name="T2">handLms</text:span><text:span text:style-name="T1">, </text:span><text:span text:style-name="T4">self</text:span><text:span text:style-name="T2">.mpHands.HAND_CONNECTIONS)</text:span><text:line-break/><text:span text:style-name="T2"> <text:s text:c="7"/></text:span><text:span text:style-name="T1">return </text:span><text:span text:style-name="T2">img</text:span><text:line-break/><text:line-break/><text:span text:style-name="T2"> <text:s text:c="3"/></text:span><text:span text:style-name="T1">def </text:span><text:span text:style-name="T6">findPosition</text:span><text:span text:style-name="T2">(</text:span><text:span text:style-name="T4">self</text:span><text:span text:style-name="T1">, </text:span><text:span text:style-name="T2">img</text:span><text:span text:style-name="T1">, </text:span><text:span text:style-name="T2">handNo=</text:span><text:span text:style-name="T5">0</text:span><text:span text:style-name="T1">, </text:span><text:span text:style-name="T2">draw = </text:span><text:span text:style-name="T1">True</text:span><text:span text:style-name="T2">):</text:span><text:line-break/><text:line-break/><text:span text:style-name="T2"> <text:s text:c="7"/>lmList = []</text:span><text:line-break/><text:span text:style-name="T2"> <text:s text:c="7"/></text:span><text:span text:style-name="T1">if </text:span><text:span text:style-name="T4">self</text:span><text:span text:style-name="T2">.results.multi_hand_landmarks:</text:span><text:line-break/><text:span text:style-name="T2"> <text:s text:c="11"/>myHand = </text:span><text:span text:style-name="T4">self</text:span><text:span text:style-name="T2">.results.multi_hand_landmarks[handNo]</text:span><text:line-break/><text:span text:style-name="T2"> <text:s text:c="11"/></text:span><text:span text:style-name="T1">for </text:span><text:span text:style-name="T2">id</text:span><text:span text:style-name="T1">, </text:span><text:span text:style-name="T2">lm </text:span><text:span text:style-name="T1">in </text:span><text:span text:style-name="T8">enumerate</text:span><text:span text:style-name="T2">(myHand.landmark):</text:span><text:line-break/><text:span text:style-name="T2"> <text:s text:c="15"/></text:span><text:span text:style-name="T8">print</text:span><text:span text:style-name="T2">(id</text:span><text:span text:style-name="T1">, </text:span><text:span text:style-name="T2">lm)</text:span><text:line-break/><text:span text:style-name="T2"> <text:s text:c="15"/>h</text:span><text:span text:style-name="T1">, </text:span><text:span text:style-name="T2">w</text:span><text:span text:style-name="T1">, </text:span><text:span text:style-name="T2">c = img.shape</text:span><text:line-break/><text:span text:style-name="T2"> <text:s text:c="15"/>cx</text:span><text:span text:style-name="T1">, </text:span><text:span text:style-name="T2">cy = </text:span><text:span text:style-name="T8">int</text:span><text:span text:style-name="T2">(lm.x * w)</text:span><text:span text:style-name="T1">, </text:span><text:span text:style-name="T8">int</text:span><text:span text:style-name="T2">(lm.y * h)</text:span><text:line-break/><text:span text:style-name="T2"> <text:s text:c="15"/></text:span><text:span text:style-name="T7">#print(id, cx, cy)</text:span><text:line-break/><text:span text:style-name="T7"> <text:s text:c="15"/></text:span><text:span text:style-name="T2">lmList.append([id</text:span><text:span text:style-name="T1">, </text:span><text:span text:style-name="T2">cx</text:span><text:span text:style-name="T1">, </text:span><text:span text:style-name="T2">cy])</text:span><text:line-break/><text:span text:style-name="T2"> <text:s text:c="15"/></text:span><text:span text:style-name="T1">if </text:span><text:span text:style-name="T2">draw:</text:span><text:line-break/><text:span text:style-name="T2"> <text:s text:c="19"/>cv2.circle(img</text:span><text:span text:style-name="T1">, </text:span><text:span text:style-name="T2">(cx</text:span><text:span text:style-name="T1">, </text:span><text:span text:style-name="T2">cy)</text:span><text:span text:style-name="T1">, </text:span><text:span text:style-name="T5">20</text:span><text:span text:style-name="T1">, </text:span><text:span text:style-name="T2">(</text:span><text:span text:style-name="T5">0</text:span><text:span text:style-name="T1">, </text:span><text:span text:style-name="T5">0</text:span><text:span text:style-name="T1">, </text:span><text:span text:style-name="T5">0</text:span><text:span text:style-name="T2">)</text:span><text:span text:style-name="T1">, </text:span><text:span text:style-name="T2">cv2.FILLED)</text:span><text:line-break/><text:span text:style-name="T2"> <text:s text:c="7"/></text:span><text:span text:style-name="T1">return </text:span><text:span text:style-name="T2">lmList</text:span><text:line-break/><text:line-break/><text:span text:style-name="T1">def </text:span><text:span text:style-name="T6">main</text:span><text:span text:style-name="T2">():</text:span><text:line-break/><text:span text:style-name="T2"> <text:s text:c="3"/>pTime = </text:span><text:span text:style-name="T5">0</text:span><text:line-break/><text:line-break/><text:span text:style-name="T5"> <text:s text:c="3"/></text:span><text:span text:style-name="T2">cap = cv2.VideoCapture(</text:span><text:span text:style-name="T5">0</text:span><text:span text:style-name="T2">)</text:span><text:line-break/><text:line-break/><text:span text:style-name="T2"> <text:s text:c="3"/>detector = handDetector()</text:span><text:line-break/><text:line-break/><text:span text:style-name="T2"> <text:s text:c="3"/></text:span><text:span text:style-name="T1">while True</text:span><text:span text:style-name="T2">:</text:span><text:line-break/><text:span text:style-name="T2"> <text:s text:c="7"/>success</text:span><text:span text:style-name="T1">, </text:span><text:span text:style-name="T2">img = cap.read()</text:span><text:line-break/><text:span text:style-name="T2"> <text:s text:c="7"/>img = detector.findHands(img)</text:span><text:line-break/><text:span text:style-name="T2"> <text:s text:c="7"/>lmList = detector.findHands(img)</text:span><text:line-break/><text:span text:style-name="T2"> <text:s text:c="7"/></text:span><text:span text:style-name="T1">if </text:span><text:span text:style-name="T8">len</text:span><text:span text:style-name="T2">(lmList) !=</text:span><text:span text:style-name="T5">0</text:span><text:span text:style-name="T2">:</text:span><text:line-break/><text:span text:style-name="T2"> <text:s text:c="11"/></text:span><text:span text:style-name="T8">print</text:span><text:span text:style-name="T2">(lmList[</text:span><text:span text:style-name="T5">4</text:span><text:span text:style-name="T2">])</text:span><text:line-break/><text:span text:style-name="T2"> <text:s text:c="7"/>cTime = time.time()</text:span><text:line-break/><text:span text:style-name="T2"> <text:s text:c="7"/>fps = </text:span><text:span text:style-name="T5">1 </text:span><text:span text:style-name="T2">/ (cTime - pTime)</text:span><text:line-break/><text:span text:style-name="T2"> <text:s text:c="7"/>pTime = cTime</text:span><text:line-break/><text:soft-page-break/><text:line-break/><text:span text:style-name="T2"> <text:s text:c="7"/>cv2.putText(img</text:span><text:span text:style-name="T1">, </text:span><text:span text:style-name="T8">str</text:span><text:span text:style-name="T2">(</text:span><text:span text:style-name="T8">int</text:span><text:span text:style-name="T2">(fps))</text:span><text:span text:style-name="T1">, </text:span><text:span text:style-name="T2">(</text:span><text:span text:style-name="T5">10</text:span><text:span text:style-name="T1">, </text:span><text:span text:style-name="T5">70</text:span><text:span text:style-name="T2">)</text:span><text:span text:style-name="T1">, </text:span><text:span text:style-name="T2">cv2.FONT_HERSHEY_PLAIN</text:span><text:span text:style-name="T1">, </text:span><text:span text:style-name="T5">3</text:span><text:span text:style-name="T1">, </text:span><text:span text:style-name="T2">(</text:span><text:span text:style-name="T5">0</text:span><text:span text:style-name="T1">, </text:span><text:span text:style-name="T5">0</text:span><text:span text:style-name="T1">, </text:span><text:span text:style-name="T5">0</text:span><text:span text:style-name="T2">)</text:span><text:span text:style-name="T1">, </text:span><text:span text:style-name="T5">3</text:span><text:span text:style-name="T2">)</text:span><text:line-break/><text:line-break/><text:span text:style-name="T2"> <text:s text:c="7"/>cv2.imshow(</text:span><text:span text:style-name="T9">"Image"</text:span><text:span text:style-name="T1">, </text:span><text:span text:style-name="T2">img)</text:span><text:line-break/><text:span text:style-name="T2"> <text:s text:c="7"/>cv2.waitKey(</text:span><text:span text:style-name="T5">1</text:span><text:span text:style-name="T2">)</text:span><text:line-break/><text:line-break/><text:span text:style-name="T1">if </text:span><text:span text:style-name="T2">__name__== </text:span><text:span text:style-name="T9">'__main__'</text:span><text:span text:style-name="T2">:</text:span><text:line-break/><text:span text:style-name="T2"> <text:s text:c="3"/>main()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0:16:59.143738211</meta:creation-date>
    <dc:date>2022-04-25T10:17:55.587838434</dc:date>
    <meta:editing-duration>PT57S</meta:editing-duration>
    <meta:editing-cycles>1</meta:editing-cycles>
    <meta:document-statistic meta:table-count="0" meta:image-count="0" meta:object-count="0" meta:page-count="2" meta:paragraph-count="1" meta:word-count="179" meta:character-count="2036" meta:non-whitespace-character-count="1395"/>
    <meta:generator>LibreOffice/6.4.7.2$Linux_X86_64 LibreOffice_project/40$Build-2</meta:generator>
  </office:meta>
</office:document-meta>
</file>